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e54a7" officeooo:paragraph-rsid="001e54a7" style:font-size-asian="12.25pt" style:font-size-complex="14pt"/>
    </style:style>
    <style:style style:name="P2" style:family="paragraph" style:parent-style-name="Standard">
      <style:paragraph-properties fo:text-align="center" style:justify-single-word="false"/>
      <style:text-properties fo:font-size="14pt" officeooo:rsid="001e54a7" officeooo:paragraph-rsid="001e54a7" style:font-size-asian="12.25pt" style:font-size-complex="14pt"/>
    </style:style>
    <style:style style:name="P3" style:family="paragraph" style:parent-style-name="Standard">
      <style:paragraph-properties fo:text-align="justify" style:justify-single-word="false"/>
      <style:text-properties fo:font-size="14pt" officeooo:rsid="001e54a7" officeooo:paragraph-rsid="001e54a7" style:font-size-asian="12.25pt" style:font-size-complex="14pt"/>
    </style:style>
    <style:style style:name="P4" style:family="paragraph" style:parent-style-name="Standard">
      <style:paragraph-properties fo:text-align="start" style:justify-single-word="false"/>
      <style:text-properties fo:font-size="14pt" officeooo:rsid="00200ea7" officeooo:paragraph-rsid="00200ea7" style:font-size-asian="12.25pt" style:font-size-complex="14pt"/>
    </style:style>
    <style:style style:name="P5" style:family="paragraph" style:parent-style-name="Standard">
      <style:paragraph-properties fo:text-align="justify" style:justify-single-word="false"/>
      <style:text-properties fo:font-size="14pt" officeooo:rsid="00200ea7" officeooo:paragraph-rsid="00200ea7" style:font-size-asian="12.25pt" style:font-size-complex="14pt"/>
    </style:style>
    <style:style style:name="P6" style:family="paragraph" style:parent-style-name="Standard">
      <style:paragraph-properties fo:text-align="start" style:justify-single-word="false"/>
      <style:text-properties fo:font-size="14pt" officeooo:rsid="0022c3df" officeooo:paragraph-rsid="0022c3df" style:font-size-asian="12.25pt" style:font-size-complex="14pt"/>
    </style:style>
    <style:style style:name="P7" style:family="paragraph" style:parent-style-name="Standard">
      <style:paragraph-properties fo:text-align="justify" style:justify-single-word="false"/>
      <style:text-properties fo:font-size="14pt" officeooo:rsid="0022c3df" officeooo:paragraph-rsid="0022c3df" style:font-size-asian="12.25pt" style:font-size-complex="14pt"/>
    </style:style>
    <style:style style:name="P8" style:family="paragraph" style:parent-style-name="Standard">
      <style:paragraph-properties fo:text-align="start" style:justify-single-word="false"/>
      <style:text-properties fo:font-size="14pt" fo:font-style="italic" officeooo:rsid="00200ea7" officeooo:paragraph-rsid="00200ea7" style:font-size-asian="12.25pt" style:font-style-asian="italic" style:font-size-complex="14pt" style:font-style-complex="italic"/>
    </style:style>
    <style:style style:name="P9" style:family="paragraph" style:parent-style-name="Text_20_body">
      <style:paragraph-properties fo:text-align="center" style:justify-single-word="false"/>
      <style:text-properties fo:font-size="15pt" fo:font-style="italic" officeooo:rsid="0022c3df" officeooo:paragraph-rsid="0022c3df" style:font-size-asian="15pt" style:font-style-asian="italic" style:font-size-complex="15pt" style:font-style-complex="italic"/>
    </style:style>
    <style:style style:name="P10" style:family="paragraph" style:parent-style-name="Text_20_body">
      <style:paragraph-properties fo:text-align="center" style:justify-single-word="false"/>
      <style:text-properties fo:font-size="6pt" officeooo:rsid="0022c3df" officeooo:paragraph-rsid="0022c3df" style:font-size-asian="5.25pt" style:font-size-complex="6pt"/>
    </style:style>
    <style:style style:name="P11" style:family="paragraph" style:parent-style-name="Heading_20_1">
      <style:text-properties fo:color="#0066ff"/>
    </style:style>
    <style:style style:name="P12" style:family="paragraph" style:parent-style-name="Heading_20_3">
      <style:text-properties fo:font-style="italic" fo:font-weight="bold" style:font-style-asian="italic" style:font-weight-asian="bold" style:font-style-complex="italic" style:font-weight-complex="bold"/>
    </style:style>
    <style:style style:name="P13" style:family="paragraph" style:parent-style-name="Heading_20_3">
      <style:text-properties fo:font-style="italic" style:font-style-asian="italic" style:font-style-complex="italic"/>
    </style:style>
    <style:style style:name="T1" style:family="text">
      <style:text-properties officeooo:rsid="00200ea7"/>
    </style:style>
    <style:style style:name="T2" style:family="text">
      <style:text-properties officeooo:rsid="0022c3df"/>
    </style:style>
    <style:style style:name="T3" style:family="text">
      <style:text-properties officeooo:rsid="00239d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el d'utilisation -</text:p>
      <text:p text:style-name="Title">2040boum</text:p>
      <text:p text:style-name="P10"/>
      <text:p text:style-name="P9">Mehdi KHADIR</text:p>
      <text:p text:style-name="P2"/>
      <text:p text:style-name="P2"/>
      <text:p text:style-name="P3"><text:tab/>Le 2040boum est un jeu de stratégie en mode texte. Deux familles d'éléments sont présentes dans un tableau dont les dimensions sont initialement définies par l'utilisateur. Il y a une famille de nombres et une famille de bombes. <text:span text:style-name="T2">Le but du jeu est d'atteindre un score fixé au départ en déplaçant ces éléments ou en les faisant exploser.</text:span></text:p>
      <text:p text:style-name="P1"/>
      <text:h text:style-name="P11" text:outline-level="1">Déroulement d<text:span text:style-name="T1">u jeu</text:span></text:h>
      <text:p text:style-name="P1"/>
      <text:p text:style-name="P5">Au début du jeu, il est demandé à l'utilisateur de rentrer les dimensions du tableau de jeu. Ces dimensions doivent être strictement positives. Il faut aussi rentrer un objectif à atteindre. Dès qu'un élément de valeur supérieure à cet objectif apparaitra dans le tableau, le jeu prendra fin. Cet objectif doit être un entier positif.</text:p>
      <text:p text:style-name="P5"/>
      <text:p text:style-name="P3">A chaque tour, l'utilisateur peut soit déplacer l'ensemble des éléments dans une direction (haut, bas, gauche ou droite) soit faire exploser une bombe. Deux éléments de même valeur d'une famille qui se choquent forment un élément de la même famille de valeur supérieure.</text:p>
      <text:p text:style-name="P3"/>
      <text:p text:style-name="P3">En fin de tour, un nouvel élément apparaît <text:span text:style-name="T3">aléatoirement</text:span>, dont l<text:span text:style-name="T1">e type et la</text:span> valeur diffère<text:span text:style-name="T1">nt</text:span> selon <text:span text:style-name="T1">l'élément de valeur maximale présent dans le tableau.</text:span></text:p>
      <text:p text:style-name="P1"/>
      <text:p text:style-name="P4">Dans la suite, « confirmer » signifie appuyer sur la touche « Entrée ».</text:p>
      <text:p text:style-name="P1"/>
      <text:p text:style-name="P5">Pour effectuer un déplacement, rentrer une lettre correspondant au déplacement, confirmer, puis taper 'y' avant de confirmer à nouveau. </text:p>
      <text:p text:style-name="P4"/>
      <text:p text:style-name="P8">Correspondances :</text:p>
      <text:p text:style-name="P4"/>
      <text:p text:style-name="P4">- 'i' = HAUT</text:p>
      <text:p text:style-name="P4">- 'j' = GAUCHE</text:p>
      <text:p text:style-name="P4">- 'k' = BAS</text:p>
      <text:p text:style-name="P4">- 'l' = DROITE</text:p>
      <text:p text:style-name="P5"><text:soft-page-break/>Pour sélectionner une bombe et la faire exploser, entrer 'b' puis confirmer. Seront alors demandées les lignes et colonnes de la bombe à faire exploser. Le repère est en bas à gauche. Rentrer le numéro de ligne, confirmer, rentrer le numéro de colonne puis confirmer à nouveau. Pour faire enfin exploser la bombe, rentrer 'y' puis confirmer.</text:p>
      <text:p text:style-name="P4"/>
      <text:h text:style-name="P11" text:outline-level="1">Les familles</text:h>
      <text:p text:style-name="P6"/>
      <text:h text:style-name="P12" text:outline-level="3">Les bombes</text:h>
      <text:p text:style-name="P6"/>
      <text:p text:style-name="P7">Les bombes sont ordonnées ainsi : + &lt; x &lt; *</text:p>
      <text:p text:style-name="P3"/>
      <text:p text:style-name="P3">Les dégâts <text:span text:style-name="T2">qu'infligent une bombe</text:span> varient selon <text:span text:style-name="T2">son type</text:span> : </text:p>
      <text:p text:style-name="P3">- Une bombe + fait exploser les éléments <text:span text:style-name="T2">à une case de distance </text:span>en haut, en bas, à sa gauche et à sa droite.</text:p>
      <text:p text:style-name="P3">- Une bombe x fait exploser les éléments <text:span text:style-name="T2">à une case de distance</text:span> en haut à gauche, en haut à droite, en bas à gauche et en bas à droite.</text:p>
      <text:p text:style-name="P3">- Une bombe * fait les mêmes dégâts qu'une bombe + combinée à une bombe x.</text:p>
      <text:p text:style-name="P3"/>
      <text:p text:style-name="P7">Si deux bombes * se rencontrent, une explosion de type * a lieu.</text:p>
      <text:p text:style-name="P1"/>
      <text:h text:style-name="P13" text:outline-level="3">Les nombres</text:h>
      <text:p text:style-name="P1"/>
      <text:p text:style-name="P7">Les nombres sont ordonnés par ordre croissant, ce sont des entiers naturels. Deux nombres de même valeur qui se rencontrent s'additionn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didi </meta:initial-creator>
    <meta:creation-date>2016-01-03T16:26:54.641332631</meta:creation-date>
    <dc:date>2016-01-04T11:41:56.547494399</dc:date>
    <dc:creator>Wadidi </dc:creator>
    <meta:editing-duration>PT16M38S</meta:editing-duration>
    <meta:editing-cycles>3</meta:editing-cycles>
    <meta:generator>LibreOffice/4.3.3.2$Linux_X86_64 LibreOffice_project/430m0$Build-2</meta:generator>
    <meta:document-statistic meta:table-count="0" meta:image-count="0" meta:object-count="0" meta:page-count="2" meta:paragraph-count="26" meta:word-count="429" meta:character-count="2425" meta:non-whitespace-character-count="2019"/>
  </office:meta>
</office:document-meta>
</file>